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Celtix.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Courier New3" svg:font-family="'Courier New'"/>
    <style:font-face style:name="Tahoma1" svg:font-family="Tahoma"/>
    <style:font-face style:name="Courier New2" svg:font-family="'Courier New'" style:font-family-generic="modern" style:font-pitch="fixed"/>
    <style:font-face style:name="Courier New4" svg:font-family="'Courier New'" style:font-adornments="Bold"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office:font-face-decls>
  <office:automatic-styles>
    <style:style style:name="P1" style:family="paragraph" style:parent-style-name="Contents_20_1">
      <style:paragraph-properties>
        <style:tab-stops>
          <style:tab-stop style:position="6.6925in" style:type="right" style:leader-style="dotted" style:leader-text="."/>
        </style:tab-stops>
      </style:paragraph-properties>
    </style:style>
    <style:style style:name="P2" style:family="paragraph" style:parent-style-name="Contents_20_2">
      <style:paragraph-properties>
        <style:tab-stops>
          <style:tab-stop style:position="6.4957in" style:type="right" style:leader-style="dotted" style:leader-text="."/>
        </style:tab-stops>
      </style:paragraph-properties>
    </style:style>
    <style:style style:name="P3" style:family="paragraph" style:parent-style-name="LNF_5f_ListNumberFirst" style:list-style-name="L1"/>
    <style:style style:name="P4" style:family="paragraph" style:parent-style-name="LN_5f_ListNumber" style:list-style-name="L1"/>
    <style:style style:name="P5" style:family="paragraph" style:parent-style-name="LB_5f_ListBullet" style:list-style-name="L2"/>
    <style:style style:name="P6" style:family="paragraph" style:parent-style-name="LB_5f_ListBullet" style:list-style-name="L3"/>
    <style:style style:name="P7" style:family="paragraph" style:parent-style-name="LB_5f_ListBullet" style:list-style-name="L4"/>
    <style:style style:name="P8" style:family="paragraph" style:parent-style-name="LB_5f_ListBullet" style:list-style-name="L5"/>
    <style:style style:name="P9" style:family="paragraph" style:parent-style-name="LB_5f_ListBullet" style:list-style-name="L6"/>
    <style:style style:name="P10" style:family="paragraph" style:parent-style-name="LB_5f_ListBullet" style:list-style-name="List_20_1"/>
    <style:style style:name="P11" style:family="paragraph" style:parent-style-name="LB_5f_ListBullet" style:list-style-name="List_20_1">
      <style:text-properties fo:language="en" fo:country="GB"/>
    </style:style>
    <style:style style:name="P12" style:family="paragraph" style:parent-style-name="LB_5f_ListBullet" style:list-style-name="L7"/>
    <style:style style:name="P13" style:family="paragraph" style:parent-style-name="LB_5f_ListBullet" style:list-style-name="L8"/>
    <style:style style:name="P14" style:family="paragraph" style:parent-style-name="LB_5f_ListBullet" style:list-style-name="L9"/>
    <style:style style:name="P15" style:family="paragraph" style:parent-style-name="LB_5f_ListBullet" style:list-style-name="L10"/>
    <style:style style:name="T1" style:family="text">
      <style:text-properties fo:font-style="italic" style:font-style-asian="italic" style:font-style-complex="italic"/>
    </style:style>
    <style:style style:name="T2" style:family="text" style:parent-style-name="Code_20_in_20_Text">
      <style:text-properties fo:font-style="normal" style:font-style-asian="normal" style:font-style-complex="normal"/>
    </style:style>
    <style:style style:name="T3" style:family="text">
      <style:text-properties fo:language="en" fo:country="US"/>
    </style:style>
    <style:style style:name="T4" style:family="text" style:parent-style-name="Code_20_in_20_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font-style="normal" style:font-style-asian="normal" style:font-style-complex="normal"/>
    </style:style>
    <style:style style:name="T7" style:family="text" style:parent-style-name="Code_20_in_20_Text">
      <style:text-properties style:font-name="Courier New3" fo:language="en" fo:country="GB"/>
    </style:style>
    <style:style style:name="T8" style:family="text">
      <style:text-properties fo:language="en" fo:country="GB"/>
    </style:style>
    <style:style style:name="T9" style:family="text">
      <style:text-properties fo:language="en" fo:country="GB" style:text-underline-style="none"/>
    </style:style>
    <style:style style:name="T10" style:family="text">
      <style:text-properties style:text-underline-style="solid" style:text-underline-width="auto" style:text-underline-color="font-color"/>
    </style:style>
    <style:style style:name="T11" style:family="text" style:parent-style-name="UserInput">
      <style:text-properties style:font-name="Courier New3" fo:language="en" fo:country="GB"/>
    </style:style>
    <style:style style:name="T12" style:family="text">
      <style:text-properties fo:color="#000000" style:font-name="Arial1" fo:font-size="10pt" fo:font-weight="normal" style:font-size-asian="10pt" style:font-weight-asian="normal" style:font-size-complex="10pt" style:font-weight-complex="normal"/>
    </style:style>
    <style:style style:name="T13" style:family="text" style:parent-style-name="UserInput">
      <style:text-properties fo:color="#800000" style:font-name="Courier New3" fo:font-size="9pt" fo:language="en" fo:country="GB" style:font-size-asian="16pt" style:font-weight-asian="bold" style:font-size-complex="16pt" style:font-weight-complex="bold"/>
    </style:style>
    <style:style style:name="T14" style:family="text">
      <style:text-properties style:use-window-font-color="true" style:font-name="Arial1" fo:font-size="10pt" fo:language="en" fo:country="GB" fo:font-weight="normal" style:font-size-asian="10pt" style:font-weight-asian="normal" style:font-size-complex="10pt" style:font-weight-complex="normal"/>
    </style:style>
    <style:style style:name="T15" style:family="text">
      <style:text-properties fo:color="#000000" style:font-name="Arial1" fo:font-size="10pt" fo:language="en" fo:country="GB" fo:font-weight="normal" style:font-size-asian="10pt" style:font-weight-asian="normal" style:font-size-complex="10pt" style:font-weight-complex="normal"/>
    </style:style>
    <style:style style:name="T16" style:family="text" style:parent-style-name="Code_20_in_20_Text">
      <style:text-properties fo:color="#800000" style:font-name="Courier New2" fo:font-size="9pt" fo:language="en" fo:country="GB" fo:font-weight="normal" style:font-size-asian="10pt" style:font-weight-asian="normal" style:font-size-complex="10pt" style:font-weight-complex="normal"/>
    </style:style>
    <style:style style:name="T17" style:family="text" style:parent-style-name="User_20_Entry">
      <style:text-properties fo:color="#800000" style:font-name="Courier New2" fo:font-size="9pt" fo:language="en" fo:country="GB" fo:font-weight="normal" style:font-size-asian="10pt" style:font-weight-asian="normal" style:font-size-complex="10pt" style:font-weight-complex="normal"/>
    </style:style>
    <style:style style:name="T18" style:family="text" style:parent-style-name="User_20_Entry">
      <style:text-properties fo:color="#800000" style:font-name="Courier New2" fo:font-size="9pt" fo:language="en" fo:country="GB" fo:font-weight="bold" style:font-size-asian="10pt" style:font-weight-asian="normal" style:font-size-complex="10pt" style:font-weight-complex="normal"/>
    </style:style>
    <style:style style:name="T19" style:family="text" style:parent-style-name="Code_20_in_20_Text">
      <style:text-properties fo:color="#800000" style:font-name="Courier New2" fo:font-size="9pt" fo:language="en" fo:country="GB" style:text-underline-style="none" fo:font-weight="normal" style:font-size-asian="10pt" style:font-weight-asian="normal" style:font-size-complex="10pt" style:font-weight-complex="normal"/>
    </style:style>
    <style:style style:name="T20" style:family="text" style:parent-style-name="User_20_Entry">
      <style:text-properties fo:color="#000000" style:font-name="Arial1" fo:font-size="10pt" fo:language="en" fo:country="GB" fo:font-weight="normal" style:font-size-asian="10pt" style:font-weight-asian="normal" style:font-size-complex="10pt" style:font-weight-complex="normal"/>
    </style:style>
    <style:style style:name="T21" style:family="text" style:parent-style-name="Code_20_in_20_Text">
      <style:text-properties fo:color="#800000" style:font-name="Courier New2" fo:font-size="10pt" fo:language="en" fo:country="GB" fo:font-weight="normal" style:font-size-asian="10pt" style:font-weight-asian="normal" style:font-size-complex="10pt" style:font-weight-complex="normal"/>
    </style:style>
    <style:style style:name="T22" style:family="text" style:parent-style-name="User_20_Entry">
      <style:text-properties style:font-name="Courier New3" fo:font-size="10pt" style:font-name-asian="Courier New3" style:font-size-asian="10pt" style:font-name-complex="Courier New3" style:font-size-complex="10pt"/>
    </style:style>
    <style:style style:name="fr1" style:family="graphic" style:parent-style-name="Frame">
      <style:graphic-properties style:vertical-pos="top" style:vertical-rel="baseline" fo:padding="0in" fo:border="none" style:shadow="none"/>
    </style:style>
    <style:style style:name="Sect1" style:family="section">
      <style:section-properties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0189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0189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028in" text:min-label-width="0.25in"/>
        <style:text-properties style:font-name="StarSymbol"/>
      </text:list-level-style-bullet>
      <text:list-level-style-bullet text:level="2" text:style-name="Bullet_20_Symbols" style:num-suffix="." text:bullet-char="•">
        <style:list-level-properties text:space-before="0.278in" text:min-label-width="0.25in"/>
        <style:text-properties style:font-name="StarSymbol"/>
      </text:list-level-style-bullet>
      <text:list-level-style-bullet text:level="3" text:style-name="Bullet_20_Symbols" style:num-suffix="." text:bullet-char="•">
        <style:list-level-properties text:space-before="0.528in" text:min-label-width="0.25in"/>
        <style:text-properties style:font-name="StarSymbol"/>
      </text:list-level-style-bullet>
      <text:list-level-style-bullet text:level="4" text:style-name="Bullet_20_Symbols" style:num-suffix="." text:bullet-char="•">
        <style:list-level-properties text:space-before="0.778in" text:min-label-width="0.25in"/>
        <style:text-properties style:font-name="StarSymbol"/>
      </text:list-level-style-bullet>
      <text:list-level-style-bullet text:level="5" text:style-name="Bullet_20_Symbols" style:num-suffix="." text:bullet-char="•">
        <style:list-level-properties text:space-before="1.028in" text:min-label-width="0.25in"/>
        <style:text-properties style:font-name="StarSymbol"/>
      </text:list-level-style-bullet>
      <text:list-level-style-bullet text:level="6" text:style-name="Bullet_20_Symbols" style:num-suffix="." text:bullet-char="•">
        <style:list-level-properties text:space-before="1.278in" text:min-label-width="0.25in"/>
        <style:text-properties style:font-name="StarSymbol"/>
      </text:list-level-style-bullet>
      <text:list-level-style-bullet text:level="7" text:style-name="Bullet_20_Symbols" style:num-suffix="." text:bullet-char="•">
        <style:list-level-properties text:space-before="1.528in" text:min-label-width="0.25in"/>
        <style:text-properties style:font-name="StarSymbol"/>
      </text:list-level-style-bullet>
      <text:list-level-style-bullet text:level="8" text:style-name="Bullet_20_Symbols" style:num-suffix="." text:bullet-char="•">
        <style:list-level-properties text:space-before="1.778in" text:min-label-width="0.25in"/>
        <style:text-properties style:font-name="StarSymbol"/>
      </text:list-level-style-bullet>
      <text:list-level-style-bullet text:level="9" text:style-name="Bullet_20_Symbols" style:num-suffix="." text:bullet-char="•">
        <style:list-level-properties text:space-before="2.028in" text:min-label-width="0.25in"/>
        <style:text-properties style:font-name="StarSymbol"/>
      </text:list-level-style-bullet>
      <text:list-level-style-bullet text:level="10" text:style-name="Bullet_20_Symbols" style:num-suffix="." text:bullet-char="•">
        <style:list-level-properties text:space-before="2.278in" text:min-label-width="0.25in"/>
        <style:text-properties style:font-name="StarSymbol"/>
      </text:list-level-style-bullet>
    </text:list-style>
    <text:list-style style:name="L7">
      <text:list-level-style-bullet text:level="1" text:style-name="Bullet_20_Symbols" style:num-suffix="." text:bullet-char="•">
        <style:list-level-properties text:space-before="0.028in" text:min-label-width="0.25in"/>
        <style:text-properties style:font-name="StarSymbol"/>
      </text:list-level-style-bullet>
      <text:list-level-style-bullet text:level="2" text:style-name="Bullet_20_Symbols" style:num-suffix="." text:bullet-char="•">
        <style:list-level-properties text:space-before="0.278in" text:min-label-width="0.25in"/>
        <style:text-properties style:font-name="StarSymbol"/>
      </text:list-level-style-bullet>
      <text:list-level-style-bullet text:level="3" text:style-name="Bullet_20_Symbols" style:num-suffix="." text:bullet-char="•">
        <style:list-level-properties text:space-before="0.528in" text:min-label-width="0.25in"/>
        <style:text-properties style:font-name="StarSymbol"/>
      </text:list-level-style-bullet>
      <text:list-level-style-bullet text:level="4" text:style-name="Bullet_20_Symbols" style:num-suffix="." text:bullet-char="•">
        <style:list-level-properties text:space-before="0.778in" text:min-label-width="0.25in"/>
        <style:text-properties style:font-name="StarSymbol"/>
      </text:list-level-style-bullet>
      <text:list-level-style-bullet text:level="5" text:style-name="Bullet_20_Symbols" style:num-suffix="." text:bullet-char="•">
        <style:list-level-properties text:space-before="1.028in" text:min-label-width="0.25in"/>
        <style:text-properties style:font-name="StarSymbol"/>
      </text:list-level-style-bullet>
      <text:list-level-style-bullet text:level="6" text:style-name="Bullet_20_Symbols" style:num-suffix="." text:bullet-char="•">
        <style:list-level-properties text:space-before="1.278in" text:min-label-width="0.25in"/>
        <style:text-properties style:font-name="StarSymbol"/>
      </text:list-level-style-bullet>
      <text:list-level-style-bullet text:level="7" text:style-name="Bullet_20_Symbols" style:num-suffix="." text:bullet-char="•">
        <style:list-level-properties text:space-before="1.528in" text:min-label-width="0.25in"/>
        <style:text-properties style:font-name="StarSymbol"/>
      </text:list-level-style-bullet>
      <text:list-level-style-bullet text:level="8" text:style-name="Bullet_20_Symbols" style:num-suffix="." text:bullet-char="•">
        <style:list-level-properties text:space-before="1.778in" text:min-label-width="0.25in"/>
        <style:text-properties style:font-name="StarSymbol"/>
      </text:list-level-style-bullet>
      <text:list-level-style-bullet text:level="9" text:style-name="Bullet_20_Symbols" style:num-suffix="." text:bullet-char="•">
        <style:list-level-properties text:space-before="2.028in" text:min-label-width="0.25in"/>
        <style:text-properties style:font-name="StarSymbol"/>
      </text:list-level-style-bullet>
      <text:list-level-style-bullet text:level="10" text:style-name="Bullet_20_Symbols" style:num-suffix="." text:bullet-char="•">
        <style:list-level-properties text:space-before="2.278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0091in" text:min-label-width="0.25in"/>
        <style:text-properties style:font-name="StarSymbol"/>
      </text:list-level-style-bullet>
      <text:list-level-style-bullet text:level="2" text:style-name="Bullet_20_Symbols" style:num-suffix="." text:bullet-char="•">
        <style:list-level-properties text:space-before="0.2591in" text:min-label-width="0.25in"/>
        <style:text-properties style:font-name="StarSymbol"/>
      </text:list-level-style-bullet>
      <text:list-level-style-bullet text:level="3" text:style-name="Bullet_20_Symbols" style:num-suffix="." text:bullet-char="•">
        <style:list-level-properties text:space-before="0.5091in" text:min-label-width="0.25in"/>
        <style:text-properties style:font-name="StarSymbol"/>
      </text:list-level-style-bullet>
      <text:list-level-style-bullet text:level="4" text:style-name="Bullet_20_Symbols" style:num-suffix="." text:bullet-char="•">
        <style:list-level-properties text:space-before="0.7591in" text:min-label-width="0.25in"/>
        <style:text-properties style:font-name="StarSymbol"/>
      </text:list-level-style-bullet>
      <text:list-level-style-bullet text:level="5" text:style-name="Bullet_20_Symbols" style:num-suffix="." text:bullet-char="•">
        <style:list-level-properties text:space-before="1.0091in" text:min-label-width="0.25in"/>
        <style:text-properties style:font-name="StarSymbol"/>
      </text:list-level-style-bullet>
      <text:list-level-style-bullet text:level="6" text:style-name="Bullet_20_Symbols" style:num-suffix="." text:bullet-char="•">
        <style:list-level-properties text:space-before="1.2591in" text:min-label-width="0.25in"/>
        <style:text-properties style:font-name="StarSymbol"/>
      </text:list-level-style-bullet>
      <text:list-level-style-bullet text:level="7" text:style-name="Bullet_20_Symbols" style:num-suffix="." text:bullet-char="•">
        <style:list-level-properties text:space-before="1.5091in" text:min-label-width="0.25in"/>
        <style:text-properties style:font-name="StarSymbol"/>
      </text:list-level-style-bullet>
      <text:list-level-style-bullet text:level="8" text:style-name="Bullet_20_Symbols" style:num-suffix="." text:bullet-char="•">
        <style:list-level-properties text:space-before="1.7591in" text:min-label-width="0.25in"/>
        <style:text-properties style:font-name="StarSymbol"/>
      </text:list-level-style-bullet>
      <text:list-level-style-bullet text:level="9" text:style-name="Bullet_20_Symbols" style:num-suffix="." text:bullet-char="•">
        <style:list-level-properties text:space-before="2.0091in" text:min-label-width="0.25in"/>
        <style:text-properties style:font-name="StarSymbol"/>
      </text:list-level-style-bullet>
      <text:list-level-style-bullet text:level="10" text:style-name="Bullet_20_Symbols" style:num-suffix="." text:bullet-char="•">
        <style:list-level-properties text:space-before="2.2591in" text:min-label-width="0.25in"/>
        <style:text-properties style:font-name="StarSymbol"/>
      </text:list-level-style-bullet>
    </text:list-style>
    <text:list-style style:name="L10">
      <text:list-level-style-bullet text:level="1" text:style-name="Bullet_20_Symbols" style:num-suffix="." text:bullet-char="•">
        <style:list-level-properties text:space-before="0.028in" text:min-label-width="0.25in"/>
        <style:text-properties style:font-name="StarSymbol"/>
      </text:list-level-style-bullet>
      <text:list-level-style-bullet text:level="2" text:style-name="Bullet_20_Symbols" style:num-suffix="." text:bullet-char="•">
        <style:list-level-properties text:space-before="0.278in" text:min-label-width="0.25in"/>
        <style:text-properties style:font-name="StarSymbol"/>
      </text:list-level-style-bullet>
      <text:list-level-style-bullet text:level="3" text:style-name="Bullet_20_Symbols" style:num-suffix="." text:bullet-char="•">
        <style:list-level-properties text:space-before="0.528in" text:min-label-width="0.25in"/>
        <style:text-properties style:font-name="StarSymbol"/>
      </text:list-level-style-bullet>
      <text:list-level-style-bullet text:level="4" text:style-name="Bullet_20_Symbols" style:num-suffix="." text:bullet-char="•">
        <style:list-level-properties text:space-before="0.778in" text:min-label-width="0.25in"/>
        <style:text-properties style:font-name="StarSymbol"/>
      </text:list-level-style-bullet>
      <text:list-level-style-bullet text:level="5" text:style-name="Bullet_20_Symbols" style:num-suffix="." text:bullet-char="•">
        <style:list-level-properties text:space-before="1.028in" text:min-label-width="0.25in"/>
        <style:text-properties style:font-name="StarSymbol"/>
      </text:list-level-style-bullet>
      <text:list-level-style-bullet text:level="6" text:style-name="Bullet_20_Symbols" style:num-suffix="." text:bullet-char="•">
        <style:list-level-properties text:space-before="1.278in" text:min-label-width="0.25in"/>
        <style:text-properties style:font-name="StarSymbol"/>
      </text:list-level-style-bullet>
      <text:list-level-style-bullet text:level="7" text:style-name="Bullet_20_Symbols" style:num-suffix="." text:bullet-char="•">
        <style:list-level-properties text:space-before="1.528in" text:min-label-width="0.25in"/>
        <style:text-properties style:font-name="StarSymbol"/>
      </text:list-level-style-bullet>
      <text:list-level-style-bullet text:level="8" text:style-name="Bullet_20_Symbols" style:num-suffix="." text:bullet-char="•">
        <style:list-level-properties text:space-before="1.778in" text:min-label-width="0.25in"/>
        <style:text-properties style:font-name="StarSymbol"/>
      </text:list-level-style-bullet>
      <text:list-level-style-bullet text:level="9" text:style-name="Bullet_20_Symbols" style:num-suffix="." text:bullet-char="•">
        <style:list-level-properties text:space-before="2.028in" text:min-label-width="0.25in"/>
        <style:text-properties style:font-name="StarSymbol"/>
      </text:list-level-style-bullet>
      <text:list-level-style-bullet text:level="10" text:style-name="Bullet_20_Symbols" style:num-suffix="." text:bullet-char="•">
        <style:list-level-properties text:space-before="2.278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odeSnap"/>
      </text:sequence-decls>
      <text:p text:style-name="HC_5f_HeadingChapter">Getting Started with Celtix</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Defaul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Defaul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Defaul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Defaul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Defaul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Defaul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Defaul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Defaul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Defaul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Defaul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0.Overview|outline" text:style-name="Default" text:visited-style-name="Default">Overview<text:tab/>1</text:a></text:p>
          <text:p text:style-name="P1"><text:a xlink:type="simple" xlink:href="#0.Setting up Your Environment|outline" text:style-name="Default" text:visited-style-name="Default">Setting up Your Environment<text:tab/>1</text:a></text:p>
          <text:p text:style-name="P2"><text:a xlink:type="simple" xlink:href="#0.0.Setting the _HOME Variables|outline" text:style-name="Default" text:visited-style-name="Default">Setting the _HOME Variables<text:tab/>1</text:a></text:p>
          <text:p text:style-name="P2"><text:a xlink:type="simple" xlink:href="#0.0.Setting the PATH Variable|outline" text:style-name="Default" text:visited-style-name="Default">Setting the PATH Variable<text:tab/>2</text:a></text:p>
          <text:p text:style-name="P2"><text:a xlink:type="simple" xlink:href="#0.0.Setting the CLASSPATH Variable|outline" text:style-name="Default" text:visited-style-name="Default">Setting the CLASSPATH Variable<text:tab/>2</text:a></text:p>
          <text:p text:style-name="P2"><text:a xlink:type="simple" xlink:href="#0.0.Using a Script to Set Up the Shell Environment|outline" text:style-name="Default" text:visited-style-name="Default">Using a Script to Set Up the Shell Environment<text:tab/>2</text:a></text:p>
          <text:p text:style-name="P1"><text:a xlink:type="simple" xlink:href="#0.Celtix Development Environment|outline" text:style-name="Default" text:visited-style-name="Default">Celtix Development Environment<text:tab/>2</text:a></text:p>
          <text:p text:style-name="P2"><text:a xlink:type="simple" xlink:href="#0.0.Using Celtix with Eclipse|outline" text:style-name="Default" text:visited-style-name="Default">Using Celtix with Eclipse<text:tab/>3</text:a></text:p>
          <text:p text:style-name="P2"><text:a xlink:type="simple" xlink:href="#0.0.Using Celtix with Ant|outline" text:style-name="Default" text:visited-style-name="Default">Using Celtix with Ant<text:tab/>3</text:a></text:p>
          <text:p text:style-name="P1"><text:a xlink:type="simple" xlink:href="#0.Directory Structure of a Celtix Project|outline" text:style-name="Default" text:visited-style-name="Default">Directory Structure of a Celtix Project<text:tab/>4</text:a></text:p>
          <text:p text:style-name="P1"><text:a xlink:type="simple" xlink:href="#0.Writing a SOAP/HTTP Client and Server with Celtix|outline" text:style-name="Default" text:visited-style-name="Default">Writing a SOAP/HTTP Client and Server with Celtix<text:tab/>4</text:a></text:p>
          <text:p text:style-name="P2"><text:a xlink:type="simple" xlink:href="#0.0.Generating Java Code for a WSDL Contract|outline" text:style-name="Default" text:visited-style-name="Default">Generating Java Code for a WSDL Contract<text:tab/>7</text:a></text:p>
          <text:p text:style-name="P2"><text:a xlink:type="simple" xlink:href="#0.0.Browsing the Generated Code|outline" text:style-name="Default" text:visited-style-name="Default">Browsing the Generated Code<text:tab/>7</text:a></text:p>
          <text:p text:style-name="P2"><text:a xlink:type="simple" xlink:href="#0.0.Implementing the Servant|outline" text:style-name="Default" text:visited-style-name="Default">Implementing the Servant<text:tab/>7</text:a></text:p>
          <text:p text:style-name="P2"><text:a xlink:type="simple" xlink:href="#0.0.Writing the Server Mainline|outline" text:style-name="Default" text:visited-style-name="Default">Writing the Server Mainline<text:tab/>8</text:a></text:p>
          <text:p text:style-name="P2"><text:a xlink:type="simple" xlink:href="#0.0.Writing the Client Mainline|outline" text:style-name="Default" text:visited-style-name="Default">Writing the Client Mainline<text:tab/>8</text:a></text:p>
          <text:p text:style-name="P1"><text:a xlink:type="simple" xlink:href="#0.Running the Client and Server|outline" text:style-name="Default" text:visited-style-name="Default">Running the Client and Server<text:tab/>9</text:a></text:p>
          <text:p text:style-name="P2"><text:a xlink:type="simple" xlink:href="#0.0.Running Celtix applications directly from the command-line|outline" text:style-name="Default" text:visited-style-name="Default">Running Celtix applications directly from the command-line<text:tab/>9</text:a></text:p>
          <text:p text:style-name="P2"><text:a xlink:type="simple" xlink:href="#0.0.Running Celtix applications using Ant|outline" text:style-name="Default" text:visited-style-name="Default">Running Celtix applications using Ant<text:tab/>10</text:a></text:p>
        </text:index-body>
      </text:table-of-content>
      <text:h text:style-name="S_5f_Section" text:outline-level="1">Overview</text:h>
      <text:p text:style-name="N_5f_Normal">This article shows you how to get started with Celtix. This includes showing you how to set up your development environment and build and run a basic SOAP/HTTP client and server. For information on how to install Celtix, see <text:span text:style-name="T1">The Celtix Installation Guide</text:span>, available from the Celtix website, <text:span text:style-name="Code_20_in_20_Text">http://forge.objectweb.org/projects/celtix/</text:span>. </text:p>
      <text:p text:style-name="N_5f_Normal">This document was written for Celtix Milestone 3; as Celtix matures future versions may deviate from this the material covered in this document. The Celtix team will endeavor to keep this document as up-to-date as possible.</text:p>
      <text:h text:style-name="S_5f_Section" text:outline-level="1">Setting up Your Environment</text:h>
      <text:p text:style-name="N_5f_Normal">Celtix should always be run from an appropriately configured shell. To configure your shell you need to do the following:</text:p>
      <text:list text:style-name="L1">
        <text:list-item>
          <text:p text:style-name="P3">Set your <text:span text:style-name="Code_20_in_20_Text">CLASSPATH</text:span> to pick-up the correct version of the JDK and the correct versions of the Celtix JAR files.</text:p>
        </text:list-item>
        <text:list-item>
          <text:p text:style-name="P4">Set your <text:span text:style-name="Code_20_in_20_Text">PATH</text:span> to ensure you are using the correct Java compilers and the correct version of the Celtix tools.</text:p>
        </text:list-item>
        <text:list-item>
          <text:p text:style-name="P4">If you are using Ant as a build system, then you will need to pick up the correct version of Ant as well.</text:p>
        </text:list-item>
      </text:list>
      <text:h text:style-name="SS_5f_Subsection" text:outline-level="2">Setting the _HOME Variables</text:h>
      <text:p text:style-name="N_5f_Normal">Many open-source projects follow the useful convention of having an _<text:span text:style-name="Code_20_in_20_Text">HOME</text:span> environment variable to describe the location of the project installation on the file system; when using Celtix you will want to set <text:span text:style-name="Code_20_in_20_Text">JAVA_HOME, CELTIX_HOME</text:span> and <text:span text:style-name="Code_20_in_20_Text">ANT_HOME</text:span> appropriately. The <text:span text:style-name="Code_20_in_20_Text">CELTIX_HOME</text:span> variable should be set to the root of your Celtix installation.</text:p>
      <text:h text:style-name="SS_5f_Subsection" text:outline-level="2">Setting the PATH Variable</text:h>
      <text:p text:style-name="N_5f_Normal">To ensure that you pick up the correct version of the Java compiler, add the directory <text:span text:style-name="Code_20_in_20_Text">JAVA_HOME/bin</text:span> to the <text:span text:style-name="Code_20_in_20_Text">PATH</text:span> environment variable. Running <text:span text:style-name="User_20_Entry">java -version</text:span> at the prompt will verify that you are picking up the correct version of Java; for Celtix, you should be using JDK 1.5.0 or higher.</text:p>
      <text:p text:style-name="N_5f_Normal">To pick up the Celtix tools add the directory <text:span text:style-name="Code_20_in_20_Text">CELTIX_HOME/bin</text:span> to the <text:span text:style-name="Code_20_in_20_Text">PATH</text:span> environment variable. This ensures that you will use the Celtix code generation tools like <text:span text:style-name="Code_20_in_20_Text">wsdl2java</text:span> and <text:span text:style-name="Code_20_in_20_Text">java2wsdl</text:span>.</text:p>
      <text:h text:style-name="SS_5f_Subsection" text:outline-level="2">Setting the CLASSPATH Variable</text:h>
      <text:p text:style-name="N_5f_Normal">To ensure that you are using the correct version of the Celtix classes, you should add <text:span text:style-name="Code_20_in_20_Text">CELTIX_HOME/lib/celtix.jar</text:span> and <text:span text:style-name="Code_20_in_20_Text">CELTIX_HOME/etc</text:span> to the <text:span text:style-name="Code_20_in_20_Text">CLASSPATH</text:span>.</text:p>
      <text:p text:style-name="N_5f_Normal">If you wish to use Ant, then add <text:span text:style-name="Code_20_in_20_Text">ANT_HOME/bin</text:span> to the <text:span text:style-name="Code_20_in_20_Text">CLASSPATH</text:span>.</text:p>
      <text:h text:style-name="SS_5f_Subsection" text:outline-level="2">Using a Script to Set Up the Shell Environment</text:h>
      <text:p text:style-name="N_5f_Normal">Rather than setting these variables for every shell, consider using a <text:span text:style-name="Code_20_in_20_Text">setenvs</text:span> script to this for you. An example script, <text:span text:style-name="Code_20_in_20_Text">setenvs.bat</text:span>, for use with Windows, is shown below in <text:sequence-ref text:reference-format="category-and-value" text:ref-name="refCodeSnap0">Codesnap 1</text:sequence-ref>.</text:p>
      <text:p text:style-name="Text_20_body"><draw:frame draw:style-name="fr1" draw:name="Frame1" text:anchor-type="as-char" svg:width="6.6925in" style:rel-width="100%" draw:z-index="0"><draw:text-box fo:min-height="0.1965in"><text:p text:style-name="C_5f_Code">@echo off</text:p><text:p text:style-name="C_5f_Code"/><text:p text:style-name="C_5f_Code">REM Ensure that the values for the following variables are </text:p><text:p text:style-name="C_5f_Code">REM set correctly for your installation.</text:p><text:p text:style-name="C_5f_Code"/><text:p text:style-name="C_5f_Code">set CELTIX_HOME=c:\bin\celtix-ms3\celtix</text:p><text:p text:style-name="C_5f_Code">set JAVA_HOME=c:\bin\jdk1.5.0</text:p><text:p text:style-name="C_5f_Code">set ANT_HOME=c:\bin\apache-ant-1.6.2</text:p><text:p text:style-name="C_5f_Code"/><text:p text:style-name="C_5f_Code">REM You should not have to modify anything below this point.</text:p><text:p text:style-name="C_5f_Code"/><text:p text:style-name="C_5f_Code">echo.</text:p><text:p text:style-name="C_5f_Code">echo Take note of the following important variables - are they correct for your </text:p><text:p text:style-name="C_5f_Code">echo system? If not then edit this file and correct them!</text:p><text:p text:style-name="C_5f_Code">echo.</text:p><text:p text:style-name="C_5f_Code">echo CELTIX_HOME = %CELTIX_HOME%</text:p><text:p text:style-name="C_5f_Code">echo JAVA_HOME <text:s text:c="2"/>= %JAVA_HOME%</text:p><text:p text:style-name="C_5f_Code">echo ANT_HOME <text:s text:c="3"/>= %ANT_HOME%</text:p><text:p text:style-name="C_5f_Code">echo.</text:p><text:p text:style-name="C_5f_Code"/><text:p text:style-name="C_5f_Code">set PATH=%CELTIX_HOME%\bin;%PATH%</text:p><text:p text:style-name="C_5f_Code">set PATH=%JAVA_HOME%\bin;%PATH%</text:p><text:p text:style-name="C_5f_Code">set PATH=%ANT_HOME%\bin;%PATH%</text:p><text:p text:style-name="C_5f_Code"/><text:p text:style-name="C_5f_Code">set CELTIX_JAR=%CELTIX_HOME%\lib\celtix.jar</text:p><text:p text:style-name="C_5f_Code">if not exist %CELTIX_JAR% (</text:p><text:p text:style-name="C_5f_Code"><text:tab/>REM Assume it's a source (rather than a binary) distribution of Celtix</text:p><text:p text:style-name="C_5f_Code"><text:tab/>set CELTIX_JAR=%CELTIX_HOME%\build\lib\celtix.jar</text:p><text:p text:style-name="C_5f_Code">)</text:p><text:p text:style-name="C_5f_Code"/><text:p text:style-name="C_5f_Code">set CLASSPATH=%CELTIX_JAR%;%CLASSPATH%</text:p><text:p text:style-name="C_5f_Code"/><text:p text:style-name="C_5f_Code">title Celtix Shell</text:p><text:p text:style-name="CodeSnap">Codesnap <text:sequence text:ref-name="refCodeSnap0" text:name="CodeSnap" text:formula="ooow:CodeSnap+1" style:num-format="1">1</text:sequence>: <text:span text:style-name="T2">setenvs.bat</text:span></text:p></draw:text-box></draw:frame></text:p>
      <text:h text:style-name="S_5f_Section" text:outline-level="1">Celtix Development Environment</text:h>
      <text:p text:style-name="N_5f_Normal">Developing applications with Celtix code is no different from developing with any other Java library or API. You just need to set the <text:span text:style-name="Code_20_in_20_Text">CLASSPATH</text:span> appropriately and begin coding. You can develop with your favorite editor, IDE (Integrated Development Environment) or build system. In this section, we recommend two open-source tools used extensively by developers of Celtix:</text:p>
      <text:list text:style-name="L2">
        <text:list-item>
          <text:p text:style-name="P5">Eclipse</text:p>
        </text:list-item>
        <text:list-item>
          <text:p text:style-name="P5">Ant</text:p>
        </text:list-item>
      </text:list>
      <text:h text:style-name="SS_5f_Subsection" text:outline-level="2">Using Celtix with Eclipse</text:h>
      <text:p text:style-name="N_5f_Normal">Eclipse (available from <text:span text:style-name="Code_20_in_20_Text">http://www.eclipse.org</text:span>) provides an excellent Java IDE for Celtix development. <text:s/>We recommend using Eclipse 3.1.1 or higher, as Celtix requires support for Java 1.5 language constructs that is not available in earlier versions of Eclipse.</text:p>
      <text:p text:style-name="N_5f_Normal">Eclipse provides a way to store “User Libraries”; collections of JARs and classes that can be reused across projects. Create a user library for Celtix by navigating to the “User Libraries” dialog box in Eclipse.</text:p>
      <text:p text:style-name="N_5f_Normal"><text:span text:style-name="GUI">Window → Preferences → Java → Build Path → User Libraries</text:span></text:p>
      <text:p text:style-name="N_5f_Normal"><text:span text:style-name="T3">Add the file </text:span><text:span text:style-name="T4">celtix.jar</text:span><text:span text:style-name="T3"> to the user library. If you are using a binary distribution of Celtix, this can be found in </text:span><text:span text:style-name="T4">CELTIX_HOME/lib/celtix.jar</text:span><text:span text:style-name="T3">; if you are using a source distribution of Celtix, it can be found in </text:span><text:span text:style-name="T4">CELTIX_HOME/build/lib/celtix.jar</text:span><text:span text:style-name="T3">. </text:span></text:p>
      <text:p text:style-name="N_5f_Normal"><text:span text:style-name="T3">At the time of writing, Eclipse is unable to pickup the manifest classpath present in </text:span><text:span text:style-name="T4">celtix.jar</text:span><text:span text:style-name="T3">. As a result you will also have to explicitly add </text:span><text:span text:style-name="T5">all</text:span><text:span text:style-name="T3"> the JAR files for JAX-WS to your user library. For a binary distribution, these files will reside under </text:span><text:span text:style-name="T4">CELTIX_HOME/lib/jaxws-ri/20051104/lib</text:span><text:span text:style-name="T3">. In a source distribution, they can be found under </text:span><text:span text:style-name="T4">CELTIX_HOME/tools/jaxws-ri/20051104/lib</text:span><text:span text:style-name="T3">.</text:span></text:p>
      <text:p text:style-name="N_5f_Normal">After you have created a user library for Celtix, you can add it to the Java project build path and Eclipse will auto-compile your code.</text:p>
      <text:h text:style-name="SS_5f_Subsection" text:outline-level="2">Using Celtix with Ant</text:h>
      <text:p text:style-name="N_5f_Normal">Many Java developers will be familiar with the Ant build system, downloaded from <text:span text:style-name="Code_20_in_20_Text">http://ant.apache.org</text:span>. Ant build-files provide an effective build system for Celtix – if you wish to use Ant, then you may wish to use the build-file below in <text:sequence-ref text:reference-format="category-and-value" text:ref-name="refCodeSnap1">CodeSnap 2</text:sequence-ref> as a starting-point template. The build file imports the <text:span text:style-name="Code_20_in_20_Text">common_build.xml</text:span> file used by the Celtix samples. This build file offers a number of features:</text:p>
      <text:list text:style-name="L3">
        <text:list-item>
          <text:p text:style-name="P6">The variable <text:span text:style-name="Code_20_in_20_Text">codegen.notrequired</text:span> is true if no XSD or WSDL files in the <text:span text:style-name="Code_20_in_20_Text">wsdl.dir</text:span> directory have changed since the last run of <text:span text:style-name="Code_20_in_20_Text">wsdl2java</text:span>. If you do not declare <text:span text:style-name="Code_20_in_20_Text">wsdl.dir</text:span> as a property then the default value <text:span text:style-name="Code_20_in_20_Text">./wsdl</text:span> is used. </text:p>
        </text:list-item>
        <text:list-item>
          <text:p text:style-name="P6">The <text:span text:style-name="Code_20_in_20_Text">wsdl2java</text:span> task can be used to generate Java code. </text:p>
        </text:list-item>
        <text:list-item>
          <text:p text:style-name="P6">The <text:span text:style-name="Code_20_in_20_Text">celtixrun</text:span> task can be used to run a Java class with appropriate <text:span text:style-name="Code_20_in_20_Text">CLASSPATH</text:span> and JVM argument settings for use with Celtix.</text:p>
        </text:list-item>
      </text:list>
      <text:p text:style-name="N_5f_Normal"><draw:frame draw:style-name="fr1" draw:name="Frame2" text:anchor-type="as-char" fo:min-width="6.6925in" style:rel-width="100%" draw:z-index="2"><draw:text-box fo:min-height="0.1965in"><text:p text:style-name="C_5f_Code">&lt;project default="build"&gt;</text:p><text:p text:style-name="C_5f_Code"><text:s text:c="4"/>&lt;!-- Import generic celtix build.xml file --&gt;</text:p><text:p text:style-name="C_5f_Code"><text:s text:c="4"/>&lt;property environment="env"/&gt;<text:tab/></text:p><text:p text:style-name="C_5f_Code"><text:s text:c="4"/>&lt;import file="${env.CELTIX_HOME}/samples/common_build.xml"/&gt;</text:p><text:p text:style-name="C_5f_Code"/><text:p text:style-name="C_5f_Code"><text:s text:c="4"/>&lt;target name="generate.code" unless="codegen.notrequired"&gt;</text:p><text:p text:style-name="C_5f_Code"><text:tab/>&lt;echo message="Generating code using wsdl2java..."/&gt;</text:p><text:p text:style-name="C_5f_Code"><text:s text:c="7"/>&lt;wsdl2java file="HelloWorld.wsdl"/&gt; <text:s text:c="3"/></text:p><text:p text:style-name="C_5f_Code"><text:s text:c="4"/><text:tab/>&lt;touch file="${codegen.timestamp.file}"/&gt;</text:p><text:p text:style-name="C_5f_Code"><text:s text:c="4"/>&lt;/target&gt;</text:p><text:p text:style-name="C_5f_Code"><text:s text:c="4"/></text:p><text:p text:style-name="C_5f_Code"><text:s text:c="4"/>&lt;!-- Targets to run the client and server --&gt; </text:p><text:p text:style-name="C_5f_Code"><text:s text:c="4"/>&lt;target name="helloworld.Server" depends="build"&gt;</text:p><text:p text:style-name="C_5f_Code"><text:s text:c="8"/>&lt;celtixrun classname="helloworld.Server"/&gt;</text:p><text:p text:style-name="C_5f_Code"><text:s text:c="4"/>&lt;/target&gt;</text:p><text:p text:style-name="C_5f_Code"><text:s text:c="4"/></text:p><text:p text:style-name="C_5f_Code"><text:s text:c="4"/>&lt;target name="helloworld.Client" depends="build"&gt;</text:p><text:p text:style-name="C_5f_Code"><text:s text:c="8"/>&lt;celtixrun classname="helloworld.Client"/&gt;</text:p><text:p text:style-name="C_5f_Code"><text:s text:c="4"/>&lt;/target&gt; <text:s text:c="6"/></text:p><text:p text:style-name="C_5f_Code">&lt;/project&gt;</text:p><text:p text:style-name="CodeSnap">CodeSnap <text:sequence text:ref-name="refCodeSnap1" text:name="CodeSnap" text:formula="ooow:CodeSnap+1" style:num-format="1">2</text:sequence>: Sample <text:span text:style-name="Code_20_in_20_Text">build.xml</text:span> file for use with Celtix.</text:p></draw:text-box></draw:frame></text:p>
      <text:h text:style-name="S_5f_Section" text:outline-level="1">Directory Structure of a Celtix Project</text:h>
      <text:p text:style-name="N_5f_Normal">There are a number of useful conventions for laying out the directory structure of a Celtix project. While you do not have to follow these conventions, it is beneficial to do so. For the purposes of this getting started guide, we will assume that you this directory structure has been adhered to.</text:p>
      <text:p text:style-name="N_5f_Normal">A project typically contains the following directories:</text:p>
      <text:list text:style-name="L4">
        <text:list-item>
          <text:p text:style-name="P7"><text:span text:style-name="Code_20_in_20_Text">build/classes</text:span> contains compiled Java classes, including those generated by <text:span text:style-name="Code_20_in_20_Text">wsdl2java</text:span>.</text:p>
        </text:list-item>
        <text:list-item>
          <text:p text:style-name="P7"><text:span text:style-name="Code_20_in_20_Text">build/src</text:span> contains Java source code generated by <text:span text:style-name="Code_20_in_20_Text">wsdl2java</text:span>. </text:p>
        </text:list-item>
        <text:list-item>
          <text:p text:style-name="P7"><text:span text:style-name="Code_20_in_20_Text">src</text:span> contains Java source code. </text:p>
        </text:list-item>
        <text:list-item>
          <text:p text:style-name="P7"><text:span text:style-name="Code_20_in_20_Text">wsdl</text:span> contains WSDL files. </text:p>
        </text:list-item>
      </text:list>
      <text:p text:style-name="N_5f_Normal">Some other directories are also common:</text:p>
      <text:list text:style-name="L5">
        <text:list-item>
          <text:p text:style-name="P8"><text:span text:style-name="Code_20_in_20_Text">cfg</text:span> (or <text:span text:style-name="Code_20_in_20_Text">conf</text:span>) contains configuration information </text:p>
        </text:list-item>
        <text:list-item>
          <text:p text:style-name="P8"><text:span text:style-name="Code_20_in_20_Text">etc</text:span> contains miscellaneous files. </text:p>
        </text:list-item>
        <text:list-item>
          <text:p text:style-name="P8"><text:span text:style-name="Code_20_in_20_Text">lib</text:span> contains JAR files needed for compilation </text:p>
        </text:list-item>
        <text:list-item>
          <text:p text:style-name="P8"><text:span text:style-name="Code_20_in_20_Text">log</text:span> contains log files generated at run-time. </text:p>
        </text:list-item>
      </text:list>
      <text:p text:style-name="Text_20_body">The top level project directory contains:</text:p>
      <text:list text:style-name="L6">
        <text:list-item>
          <text:p text:style-name="P9">The Ant build file (<text:span text:style-name="Code_20_in_20_Text">build.xml</text:span>).</text:p>
        </text:list-item>
        <text:list-item>
          <text:p text:style-name="P9">Eclipse <text:span text:style-name="Code_20_in_20_Text">.classpath</text:span> and <text:span text:style-name="Code_20_in_20_Text">.project</text:span> files.</text:p>
        </text:list-item>
        <text:list-item>
          <text:p text:style-name="P9">Any other project-related files.</text:p>
        </text:list-item>
      </text:list>
      <text:h text:style-name="S_5f_Section" text:outline-level="1">Writing a SOAP/HTTP Client and Server with Celtix</text:h>
      <text:p text:style-name="N_5f_Normal">This section shows how to write a client and server for a simple “Hello, World” program. The tradition of “Hello, World” dates back to 1978 when Kernigan and Ritchie used a “Hello, World” program as the first C program in their book <text:span text:style-name="T1">The C Programming Language. </text:span><text:span text:style-name="T6">T</text:span>heir original program simply printed <text:span text:style-name="GUI">“Hello, World”</text:span> to the screen. The client-server equivalent provides a <text:span text:style-name="Code_20_in_20_Text">sayHello()</text:span> method that a client can invoke remotely, sending a string and receiving a string response.</text:p>
      <text:p text:style-name="N_5f_Normal">The “Hello, World” interface used here is defined in the WSDL file <text:span text:style-name="Code_20_in_20_Text">HelloWorld.wsdl</text:span>. While there is a “Hello, World” demo in the Celtix distribution, it uses a slightly different WSDL contract than that used here. The version used for this demo corresponds to the Java interface shown in <text:sequence-ref text:reference-format="category-and-value" text:ref-name="refCodeSnap2">CodeSnap 3</text:sequence-ref>.</text:p>
      <text:p text:style-name="Text_20_body"><draw:frame draw:style-name="fr1" draw:name="Frame3" text:anchor-type="as-char" svg:width="6.6925in" style:rel-width="100%" draw:z-index="4"><draw:text-box fo:min-height="0.1965in"><text:p text:style-name="C_5f_Code">public interface HelloWorld {</text:p><text:p text:style-name="C_5f_Code"><text:s text:c="4"/>public String sayHello(String message);</text:p><text:p text:style-name="C_5f_Code">}</text:p><text:p text:style-name="CodeSnap">CodeSnap <text:sequence text:ref-name="refCodeSnap2" text:name="CodeSnap" text:formula="ooow:CodeSnap+1" style:num-format="1">3</text:sequence>: <text:span text:style-name="T2">HelloWorld</text:span> interface.</text:p></draw:text-box></draw:frame></text:p>
      <text:p text:style-name="N_5f_Normal">The full WSDL contract is shown in <text:sequence-ref text:reference-format="category-and-value" text:ref-name="refCodeSnap3">CodeSnap 4</text:sequence-ref>.</text:p>
      <text:p text:style-name="Text_20_body"><draw:frame draw:style-name="fr1" draw:name="Frame7" text:anchor-type="as-char" svg:width="6.6925in" style:rel-width="100%" draw:z-index="5"><draw:text-box fo:min-height="0.1965in"><text:p text:style-name="C_5f_Code">&lt;?xml version="1.0" encoding="UTF-8"?&gt;</text:p><text:p text:style-name="C_5f_Code">&lt;!--WSDL file template--&gt;</text:p><text:p text:style-name="C_5f_Code">&lt;!--(c) 2005, IONA Technologies, Inc.--&gt;</text:p><text:p text:style-name="C_5f_Code">&lt;definitions name="HelloWorld.wsdl"</text:p><text:p text:style-name="C_5f_Code"><text:tab/>targetNamespace="http://www.celtix.org/courseware/HelloWorld" </text:p><text:p text:style-name="C_5f_Code"><text:tab/>xmlns="http://schemas.xmlsoap.org/wsdl/"</text:p><text:p text:style-name="C_5f_Code"><text:tab/>xmlns:soap="http://schemas.xmlsoap.org/wsdl/soap/"</text:p><text:p text:style-name="C_5f_Code"><text:tab/>xmlns:tns="http://www.celtix.org/courseware/HelloWorld"</text:p><text:p text:style-name="C_5f_Code"><text:tab/>xmlns:wsdl="http://schemas.xmlsoap.org/wsdl/"</text:p><text:p text:style-name="C_5f_Code"><text:tab/>xmlns:xsd="http://www.w3.org/2001/XMLSchema"&gt;</text:p><text:p text:style-name="C_5f_Code"><text:s text:c="2"/>&lt;types&gt;</text:p><text:p text:style-name="C_5f_Code"><text:s text:c="4"/>&lt;schema targetNamespace="http://www.celtix.org/courseware/HelloWorld"</text:p><text:p text:style-name="C_5f_Code"><text:tab/><text:tab/>xmlns="http://www.w3.org/2001/XMLSchema"</text:p><text:p text:style-name="C_5f_Code"><text:tab/><text:tab/>xmlns:wsdl="http://schemas.xmlsoap.org/wsdl/"&gt;</text:p><text:p text:style-name="C_5f_Code"><text:s text:c="6"/>&lt;element name="sayHello"&gt;</text:p><text:p text:style-name="C_5f_Code"><text:s text:c="8"/>&lt;complexType&gt;</text:p><text:p text:style-name="C_5f_Code"><text:s text:c="10"/>&lt;sequence&gt;</text:p><text:p text:style-name="C_5f_Code"><text:s text:c="12"/>&lt;element maxOccurs="1" minOccurs="1" name="message" </text:p><text:p text:style-name="C_5f_Code"><text:s text:c="21"/>nillable="true" type="xsd:string"/&gt;</text:p><text:p text:style-name="C_5f_Code"><text:s text:c="10"/>&lt;/sequence&gt;</text:p><text:p text:style-name="C_5f_Code"><text:s text:c="8"/>&lt;/complexType&gt;</text:p><text:p text:style-name="C_5f_Code"><text:s text:c="6"/>&lt;/element&gt;</text:p><text:p text:style-name="C_5f_Code"><text:s text:c="6"/>&lt;element name="sayHelloResponse"&gt;</text:p><text:p text:style-name="C_5f_Code"><text:s text:c="8"/>&lt;complexType&gt;</text:p><text:p text:style-name="C_5f_Code"><text:s text:c="10"/>&lt;sequence&gt;</text:p><text:p text:style-name="C_5f_Code"><text:s text:c="12"/>&lt;element maxOccurs="1" minOccurs="1" name="return"</text:p><text:p text:style-name="C_5f_Code"><text:s text:c="21"/>nillable="true" type="xsd:string"/&gt;</text:p><text:p text:style-name="C_5f_Code"><text:s text:c="10"/>&lt;/sequence&gt;</text:p><text:p text:style-name="C_5f_Code"><text:s text:c="8"/>&lt;/complexType&gt;</text:p><text:p text:style-name="C_5f_Code"><text:s text:c="6"/>&lt;/element&gt;</text:p><text:p text:style-name="C_5f_Code"><text:s text:c="4"/>&lt;/schema&gt; </text:p><text:p text:style-name="C_5f_Code"><text:s text:c="2"/>&lt;/types&gt;</text:p><text:p text:style-name="C_5f_Code"><text:s text:c="2"/>&lt;message name="sayHello"&gt;</text:p><text:p text:style-name="C_5f_Code"><text:s text:c="4"/>&lt;part element="tns:sayHello" name="parameters"/&gt;</text:p><text:p text:style-name="C_5f_Code"><text:s text:c="2"/>&lt;/message&gt;</text:p><text:p text:style-name="C_5f_Code"><text:s text:c="2"/>&lt;message name="sayHelloResponse"&gt;</text:p><text:p text:style-name="C_5f_Code"><text:s text:c="4"/>&lt;part element="tns:sayHelloResponse" name="parameters"/&gt;</text:p><text:p text:style-name="C_5f_Code"><text:s text:c="2"/>&lt;/message&gt;</text:p><text:p text:style-name="C_5f_Code"><text:s text:c="2"/>&lt;portType name="HelloWorld"&gt;</text:p><text:p text:style-name="C_5f_Code"><text:s text:c="4"/>&lt;operation name="sayHello"&gt;</text:p><text:p text:style-name="C_5f_Code"><text:s text:c="6"/>&lt;input message="tns:sayHello" name="sayHello"/&gt;</text:p><text:p text:style-name="C_5f_Code"><text:s text:c="6"/>&lt;output message="tns:sayHelloResponse" name="sayHelloResponse"/&gt;</text:p><text:p text:style-name="C_5f_Code"><text:s text:c="4"/>&lt;/operation&gt;</text:p><text:p text:style-name="C_5f_Code"><text:s text:c="2"/>&lt;/portType&gt;</text:p><text:p text:style-name="C_5f_Code"><text:s text:c="2"/>&lt;binding name="HelloWorld_DocLiteral_SOAPBinding" type="tns:HelloWorld"&gt;</text:p><text:p text:style-name="C_5f_Code"><text:s text:c="4"/>&lt;soap:binding style="document"</text:p><text:p text:style-name="C_5f_Code"><text:s text:c="18"/>transport="http://schemas.xmlsoap.org/soap/http"/&gt;</text:p><text:p text:style-name="C_5f_Code"><text:s text:c="4"/>&lt;operation name="sayHello"&gt;</text:p><text:p text:style-name="C_5f_Code"><text:s text:c="6"/>&lt;soap:operation soapAction="" style="document"/&gt;</text:p><text:p text:style-name="C_5f_Code"><text:s text:c="6"/>&lt;input name="sayHello"&gt;</text:p><text:p text:style-name="C_5f_Code"><text:s text:c="8"/>&lt;soap:body use="literal"/&gt;</text:p><text:p text:style-name="C_5f_Code"><text:s text:c="6"/>&lt;/input&gt;</text:p><text:p text:style-name="C_5f_Code"><text:s text:c="6"/>&lt;output name="sayHelloResponse"&gt;</text:p><text:p text:style-name="C_5f_Code"><text:s text:c="8"/>&lt;soap:body use="literal"/&gt;</text:p><text:p text:style-name="C_5f_Code"><text:s text:c="6"/>&lt;/output&gt;</text:p><text:p text:style-name="C_5f_Code"><text:s text:c="4"/>&lt;/operation&gt;</text:p><text:p text:style-name="C_5f_Code"><text:s text:c="2"/>&lt;/binding&gt;</text:p><text:p text:style-name="C_5f_Code"><text:s text:c="2"/>&lt;service name="HelloWorldService"&gt;</text:p><text:p text:style-name="C_5f_Code"><text:s text:c="4"/>&lt;port binding="tns:HelloWorld_DocLiteral_SOAPBinding" name="SOAPOverHTTP"&gt;</text:p><text:p text:style-name="C_5f_Code"><text:s text:c="6"/>&lt;soap:address location="http://localhost:9090/helloworld"/&gt;</text:p><text:p text:style-name="C_5f_Code"><text:s text:c="4"/>&lt;/port&gt;</text:p><text:p text:style-name="C_5f_Code"><text:s text:c="2"/>&lt;/service&gt;</text:p><text:p text:style-name="C_5f_Code">&lt;/definitions&gt;</text:p><text:p text:style-name="CodeSnap">CodeSnap <text:sequence text:ref-name="refCodeSnap3" text:name="CodeSnap" text:formula="ooow:CodeSnap+1" style:num-format="1">4</text:sequence>: <text:span text:style-name="T2">HelloWorld.wsdl</text:span> WSDL contract.</text:p></draw:text-box></draw:frame></text:p>
      <text:h text:style-name="SS_5f_Subsection" text:outline-level="2">Generating Java Code for a WSDL Contract</text:h>
      <text:p text:style-name="N_5f_Normal">The <text:span text:style-name="Code_20_in_20_Text">wsdl2java</text:span> command-line tool (available in <text:span text:style-name="Code_20_in_20_Text">CELTIX_HOME/bin</text:span>) is used to generate Java support code form your WSDL contract. The most commonly used command line options are:</text:p>
      <text:list text:style-name="List_20_1">
        <text:list-item>
          <text:p text:style-name="P10"><text:span text:style-name="T7">-keep</text:span><text:span text:style-name="T8"> </text:span><text:span text:style-name="T9">keeps</text:span> <text:span text:style-name="T8">the generated Java source code (it gets deleted by default).</text:span></text:p>
        </text:list-item>
        <text:list-item>
          <text:p text:style-name="P11"><text:span text:style-name="Code_20_in_20_Text">-p namespace=pkg:</text:span> generated types is the WSDL namespace <text:span text:style-name="Code_20_in_20_Text">namespace</text:span> will be placed in the Java package <text:span text:style-name="Code_20_in_20_Text">pkg</text:span>.</text:p>
        </text:list-item>
        <text:list-item>
          <text:p text:style-name="P11"><text:span text:style-name="T7">-d build/classes</text:span><text:span text:style-name="T8"> puts compiled code into the </text:span><text:span text:style-name="T10">d</text:span>estination directory <text:span text:style-name="Code_20_in_20_Text">build/</text:span><text:span text:style-name="T7">classes</text:span><text:span text:style-name="T8">.</text:span></text:p>
        </text:list-item>
        <text:list-item>
          <text:p text:style-name="P11"><text:span text:style-name="T7">-s build/src</text:span><text:span text:style-name="T8"> puts generated Java code into the </text:span><text:span text:style-name="T10">s</text:span>ource directory <text:span text:style-name="Code_20_in_20_Text">build/</text:span><text:span text:style-name="T7">src</text:span><text:span text:style-name="T8">.</text:span></text:p>
        </text:list-item>
      </text:list>
      <text:p text:style-name="N_5f_Normal">For example, to generate Java code for the <text:span text:style-name="Code_20_in_20_Text">HelloWorld.wsdl</text:span> contract, you might use:</text:p>
      <text:p text:style-name="C_5f_Code"><text:span text:style-name="T11">wsdl2java –s src –d classes –keep ./wsdl/HelloWorld.wsdl</text:span></text:p>
      <text:p text:style-name="N_5f_Normal"><text:span text:style-name="T12">Some users prefer not to keep the generated source code. If you wish to only generate compiled Java classes then omit the flags </text:span><text:span text:style-name="User_20_Entry"><text:span text:style-name="T13">–s src –keep</text:span></text:span><text:span text:style-name="T14">.</text:span></text:p>
      <text:p text:style-name="N_5f_Normal"><text:span text:style-name="T15">When the destination package is not specified with the </text:span><text:span text:style-name="T16">-p</text:span><text:span text:style-name="T15"> option (as in the above example), then the package is derived from the target namespace used in the WSDL document, using an algorithm defined in the JAX-WS specification. For example, the namespace used in the sample </text:span><text:span text:style-name="Code_20_in_20_Text"><text:span text:style-name="T17">HelloWorld.wsdl</text:span></text:span><text:span text:style-name="T15"> contract is</text:span><text:span text:style-name="T18"> </text:span><text:span text:style-name="Code_20_in_20_Text">http://www.celtix.org/courseware/Helloworld</text:span><text:span text:style-name="T19">;</text:span><text:span text:style-name="T15"> this is converted to a package name as follows:</text:span></text:p>
      <text:list text:style-name="L7">
        <text:list-item>
          <text:p text:style-name="P12"><text:span text:style-name="T20">The leading </text:span><text:span text:style-name="User_20_Entry"><text:span text:style-name="T21">http</text:span></text:span><text:span text:style-name="User_20_Entry"><text:span text:style-name="T16">://www</text:span></text:span><text:span text:style-name="T20"> is stripped</text:span></text:p>
        </text:list-item>
        <text:list-item>
          <text:p text:style-name="P12"><text:span text:style-name="T20">The order of the domain name is reversed, giving </text:span><text:span text:style-name="User_20_Entry"><text:span text:style-name="T16">org.celtix</text:span></text:span></text:p>
        </text:list-item>
        <text:list-item>
          <text:p text:style-name="P12"><text:span text:style-name="T20">The remaining components in the URL path are converted to lower case and appended using a </text:span><text:span text:style-name="User_20_Entry"><text:span text:style-name="T16">.</text:span></text:span><text:span text:style-name="T20"> separator, giving: </text:span><text:span text:style-name="User_20_Entry"><text:span text:style-name="T16">org.celtix.courseware.helloworld</text:span></text:span></text:p>
        </text:list-item>
      </text:list>
      <text:h text:style-name="SS_5f_Subsection" text:outline-level="2">Browsing the Generated Code</text:h>
      <text:p text:style-name="N_5f_Normal">The <text:span text:style-name="Code_20_in_20_Text">wsdl2java</text:span> tool generates many files. In this example you should only take interest in two:</text:p>
      <text:list text:style-name="L8">
        <text:list-item>
          <text:p text:style-name="P13">the service endpoint interface, <text:span text:style-name="Code_20_in_20_Text">HelloWorld</text:span>, contains methods that correspond to the operations in the WSDL contract.</text:p>
        </text:list-item>
        <text:list-item>
          <text:p text:style-name="P13">the service class <text:span text:style-name="Code_20_in_20_Text">HelloWorldService</text:span>, contains suitable constructors and methods that correspond to the ports defined in the WSDL contract.</text:p>
        </text:list-item>
      </text:list>
      <text:p text:style-name="N_5f_Normal">Using your favorite editor or Java IDE, browse these classes and become familiar with their contents.</text:p>
      <text:h text:style-name="SS_5f_Subsection" text:outline-level="2">Implementing the Servant</text:h>
      <text:p text:style-name="N_5f_Normal">To implement the servant, create a Java class that implements the service endpoint interface. In the case of the Hello World example this will be <text:span text:style-name="Code_20_in_20_Text">org.celtix.courseware.helloworld.HelloWorld</text:span>. A commonly used convention suggests that you should name your implementation class with the same name as the service endpoint interface, suffixed with <text:span text:style-name="Code_20_in_20_Text">Impl</text:span>. A sample implementation is shown below in <text:sequence-ref text:reference-format="category-and-value" text:ref-name="refCodeSnap4">CodeSnap 5</text:sequence-ref>.</text:p>
      <text:p text:style-name="Text_20_body"><text:s/><draw:frame draw:style-name="fr1" draw:name="Frame4" text:anchor-type="as-char" svg:width="6.6925in" style:rel-width="100%" draw:z-index="8"><draw:text-box fo:min-height="0.1965in"><text:p text:style-name="C_5f_Code">package helloworld</text:p><text:p text:style-name="C_5f_Code">import org.celtix.courseware.helloworld.HelloWorld;</text:p><text:p text:style-name="C_5f_Code"/><text:p text:style-name="C_5f_Code">public class HelloWorldImpl implements HelloWorld </text:p><text:p text:style-name="C_5f_Code">{</text:p><text:p text:style-name="C_5f_Code"><text:tab/>public String sayHello(String arg0) </text:p><text:p text:style-name="C_5f_Code"><text:tab/>{</text:p><text:p text:style-name="C_5f_Code"><text:tab/><text:tab/>System.out.println("sayHello(" + arg0 + ")");</text:p><text:p text:style-name="C_5f_Code"><text:tab/><text:tab/>return "Hello right back at ya!";</text:p><text:p text:style-name="C_5f_Code"><text:tab/>}</text:p><text:p text:style-name="C_5f_Code">}</text:p><text:p text:style-name="CodeSnap">CodeSnap <text:sequence text:ref-name="refCodeSnap4" text:name="CodeSnap" text:formula="ooow:CodeSnap+1" style:num-format="1">5</text:sequence>: Servant implementation class: <text:span text:style-name="T2">helloworld.HelloWorldImpl</text:span><text:span text:style-name="Code_20_in_20_Text"> </text:span>.</text:p></draw:text-box></draw:frame></text:p>
      <text:h text:style-name="SS_5f_Subsection" text:outline-level="2">Writing the Server Mainline</text:h>
      <text:p text:style-name="N_5f_Normal">A server mainline typically does at least the following: </text:p>
      <text:list text:style-name="L9">
        <text:list-item>
          <text:p text:style-name="P14">Create the servant object; and</text:p>
        </text:list-item>
        <text:list-item>
          <text:p text:style-name="P14">Create and publish the servant object's endpoint using <text:span text:style-name="Code_20_in_20_Text">Endpoint.publish()</text:span>.</text:p>
        </text:list-item>
      </text:list>
      <text:p text:style-name="N_5f_Normal">A sample server mainline is shown below in <text:sequence-ref text:reference-format="category-and-value" text:ref-name="refCodeSnap5">CodeSnap 6</text:sequence-ref>.</text:p>
      <text:p text:style-name="Text_20_body"><draw:frame draw:style-name="fr1" draw:name="Frame5" text:anchor-type="as-char" svg:width="6.6925in" style:rel-width="100%" draw:z-index="1"><draw:text-box fo:min-height="0.1965in"><text:p text:style-name="C_5f_Code">package helloworld;</text:p><text:p text:style-name="C_5f_Code">import javax.xml.ws.Endpoint;</text:p><text:p text:style-name="C_5f_Code"/><text:p text:style-name="C_5f_Code">void main(String[] args)</text:p><text:p text:style-name="C_5f_Code">{</text:p><text:p text:style-name="C_5f_Code"><text:s text:c="4"/>Object helloWorldImpl = null;</text:p><text:p text:style-name="C_5f_Code"><text:s text:c="4"/>String address = "http://localhost:9090/helloworld";</text:p><text:p text:style-name="C_5f_Code"/><text:p text:style-name="C_5f_Code"><text:s text:c="4"/>bus = Bus.init();</text:p><text:p text:style-name="C_5f_Code"><text:s text:c="4"/>helloWorldImpl = new HelloWorldImpl();</text:p><text:p text:style-name="C_5f_Code"><text:s text:c="4"/>Endpoint.publish(address, helloWorldImpl);</text:p><text:p text:style-name="C_5f_Code">}</text:p><text:p text:style-name="CodeSnap">CodeSnap <text:sequence text:ref-name="refCodeSnap5" text:name="CodeSnap" text:formula="ooow:CodeSnap+1" style:num-format="1">6</text:sequence>: Server mainline class: <text:span text:style-name="T2">helloworld.Server</text:span>.</text:p></draw:text-box></draw:frame></text:p>
      <text:h text:style-name="SS_5f_Subsection" text:outline-level="2">Writing the Client Mainline</text:h>
      <text:p text:style-name="N_5f_Normal">A client mainline typically performs the following tasks: </text:p>
      <text:list text:style-name="L10">
        <text:list-item>
          <text:p text:style-name="P15">Declare the service <text:span text:style-name="Code_20_in_20_Text">QName</text:span> and the location of the WSDL file.</text:p>
        </text:list-item>
        <text:list-item>
          <text:p text:style-name="P15">Create the service, using a generated constructor.</text:p>
        </text:list-item>
        <text:list-item>
          <text:p text:style-name="P15">Use the service to create a proxy to the remote service implementation.</text:p>
        </text:list-item>
        <text:list-item>
          <text:p text:style-name="P15">Invoke on the service.</text:p>
        </text:list-item>
      </text:list>
      <text:p text:style-name="N_5f_Normal">An example client is shown below in <text:sequence-ref text:reference-format="category-and-value" text:ref-name="refCodeSnap6">CodeSnap 7</text:sequence-ref>.</text:p>
      <text:p text:style-name="Text_20_body"><draw:frame draw:style-name="fr1" draw:name="Frame6" text:anchor-type="as-char" svg:width="6.6925in" style:rel-width="100%" draw:z-index="3"><draw:text-box fo:min-height="0.1965in"><text:p text:style-name="C_5f_Code">package helloworld;</text:p><text:p text:style-name="C_5f_Code"/><text:p text:style-name="C_5f_Code">import java.io.File;</text:p><text:p text:style-name="C_5f_Code">import java.net.MalformedURLException;</text:p><text:p text:style-name="C_5f_Code">import java.net.URL;</text:p><text:p text:style-name="C_5f_Code">import javax.xml.namespace.QName;</text:p><text:p text:style-name="C_5f_Code">import org.objectweb.celtix.Bus;</text:p><text:p text:style-name="C_5f_Code">import org.objectweb.celtix.BusException;</text:p><text:p text:style-name="C_5f_Code"/><text:p text:style-name="C_5f_Code">public static void main(String[] args) </text:p><text:p text:style-name="C_5f_Code">{</text:p><text:p text:style-name="C_5f_Code"><text:s text:c="2"/>QName serviceName = new QName("http://www.celtix.org/courseware/HelloWorld",</text:p><text:p text:style-name="C_5f_Code"><text:tab/>"HelloWorldService");</text:p><text:p text:style-name="C_5f_Code"/><text:p text:style-name="C_5f_Code"><text:s text:c="2"/>URL wsdlURL = null;</text:p><text:p text:style-name="C_5f_Code"><text:s text:c="2"/>String wsdlFileLocation = "./wsdl/HelloWorld.wsdl";</text:p><text:p text:style-name="C_5f_Code"><text:s text:c="2"/>try {</text:p><text:p text:style-name="C_5f_Code"><text:s text:c="4"/>wsdlURL = new File(wsdlFileLocation).toURL();</text:p><text:p text:style-name="C_5f_Code"><text:s text:c="2"/>} </text:p><text:p text:style-name="C_5f_Code"><text:s text:c="2"/>catch (MalformedURLException e) {</text:p><text:p text:style-name="C_5f_Code"><text:s text:c="4"/>System.out.println("Error creating a URL from file '" + </text:p><text:p text:style-name="C_5f_Code"><text:tab/>wsdlFileLocation + "'; details: " + e);</text:p><text:p text:style-name="C_5f_Code"><text:s text:c="2"/>}</text:p><text:p text:style-name="C_5f_Code"/><text:p text:style-name="C_5f_Code"><text:s text:c="2"/>HelloWorldService helloWorldService = </text:p><text:p text:style-name="C_5f_Code"><text:s text:c="4"/>new HelloWorldService(wsdlURL, serviceName);</text:p><text:p text:style-name="C_5f_Code"/><text:p text:style-name="C_5f_Code"><text:s text:c="2"/>helloWorld helloWorld = helloWorldService.getSOAPOverHTTP();</text:p><text:p text:style-name="C_5f_Code"><text:s text:c="2"/></text:p><text:p text:style-name="C_5f_Code"><text:s text:c="2"/>String response = helloWorld.sayHello("Hello!");</text:p><text:p text:style-name="C_5f_Code">}</text:p><text:p text:style-name="CodeSnap">CodeSnap <text:sequence text:ref-name="refCodeSnap6" text:name="CodeSnap" text:formula="ooow:CodeSnap+1" style:num-format="1">7</text:sequence>: Server mainline class: <text:span text:style-name="T2">helloworld.Client</text:span></text:p></draw:text-box></draw:frame></text:p>
      <text:h text:style-name="S_5f_Section" text:outline-level="1">Running the Client and Server</text:h>
      <text:h text:style-name="SS_5f_Subsection" text:outline-level="2">Running Celtix applications directly from the command-line</text:h>
      <text:p text:style-name="N_5f_Normal">To run the client and server you must have your <text:span text:style-name="Code_20_in_20_Text">CLASSPATH</text:span> variable set to include <text:span text:style-name="Code_20_in_20_Text">CELTIX_HOME/lib/celtix.jar</text:span> and <text:span text:style-name="Code_20_in_20_Text">CELTIX_HOME/etc</text:span>.</text:p>
      <text:p text:style-name="N_5f_Normal">The Celtix runtime uses the <text:span text:style-name="Code_20_in_20_Text">java.util.logging</text:span> framework; you can configure Celtix logging levels by pointing the JVM to a <text:span text:style-name="Code_20_in_20_Text">logging.properties</text:span> file by defining the JVM system variable <text:span text:style-name="Code_20_in_20_Text">java.util.logging.config.file</text:span>. <text:s/>Celtix provides a default <text:span text:style-name="Code_20_in_20_Text">logging.properties</text:span> file in the <text:span text:style-name="Code_20_in_20_Text">etc</text:span> directory, so you can use:</text:p>
      <text:p text:style-name="C_5f_Code"><text:span text:style-name="Code_20_in_20_Text">-Djava.util.logging.config.file=%CELTIX_HOME%/etc/logging.properties</text:span></text:p>
      <text:p text:style-name="Text_20_body">You can run your classes from the prompt as shown:</text:p>
      <text:p text:style-name="C_5f_Code"><text:span text:style-name="User_20_Entry">java -D</text:span><text:span text:style-name="T22">java.util.logging.config.file=... helloworld.Client</text:span></text:p>
      <text:p text:style-name="C_5f_Code"><text:span text:style-name="User_20_Entry">java -D</text:span><text:span text:style-name="T22">java.util.logging.config.file=... helloworld.Server</text:span></text:p>
      <text:p text:style-name="N_5f_Normal">To avoid repetitive typing create a startup script for your client and server; examples for the Windows operation system are shown below in <text:sequence-ref text:reference-format="category-and-value" text:ref-name="refCodeSnap7">CodeSnap 8</text:sequence-ref>, and <text:sequence-ref text:reference-format="category-and-value" text:ref-name="refCodeSnap8">CodeSnap 9</text:sequence-ref> below.</text:p>
      <text:p text:style-name="Text_20_body"><draw:frame draw:style-name="fr1" draw:name="Frame8" text:anchor-type="as-char" svg:width="6.6925in" style:rel-width="100%" draw:z-index="6"><draw:text-box fo:min-height="0.1965in"><text:p text:style-name="C_5f_Code">@echo off</text:p><text:p text:style-name="C_5f_Code"/><text:p text:style-name="C_5f_Code">setlocal </text:p><text:p text:style-name="C_5f_Code"/><text:p text:style-name="C_5f_Code">if "%CELTIX_HOME%" == "" (</text:p><text:p text:style-name="C_5f_Code"><text:tab/>echo You must set environment variable CELTIX_HOME to run this script.</text:p><text:p text:style-name="C_5f_Code"><text:tab/>goto :eof</text:p><text:p text:style-name="C_5f_Code">)</text:p><text:p text:style-name="C_5f_Code"/><text:p text:style-name="C_5f_Code">set BASE_DIR=%~dp0</text:p><text:p text:style-name="C_5f_Code"/><text:p text:style-name="C_5f_Code">set CELTIX_JAR=%CELTIX_HOME%\lib\celtix.jar</text:p><text:p text:style-name="C_5f_Code">if not exist %CELTIX_JAR% (</text:p><text:p text:style-name="C_5f_Code"><text:tab/>REM Assume it's a source (rather than a binary) distribution of Celtix</text:p><text:p text:style-name="C_5f_Code"><text:tab/>set CELTIX_JAR=%CELTIX_HOME%\build\lib\celtix.jar</text:p><text:p text:style-name="C_5f_Code">)</text:p><text:p text:style-name="C_5f_Code"/><text:p text:style-name="C_5f_Code">set CLASSPATH=%BASE_DIR%\build\classes;%CELTIX_JAR%;%CELTIX_HOME%\etc;%CLASSPATH%</text:p><text:p text:style-name="C_5f_Code"/><text:p text:style-name="C_5f_Code">set JVM_ARGS=-Djava.util.logging.config.file=%CELTIX_HOME%/etc/logging.properties</text:p><text:p text:style-name="C_5f_Code"/><text:p text:style-name="C_5f_Code">java %JVM_ARGS% helloworld.Client %*</text:p><text:p text:style-name="CodeSnap">CodeSnap <text:sequence text:ref-name="refCodeSnap7" text:name="CodeSnap" text:formula="ooow:CodeSnap+1" style:num-format="1">8</text:sequence>: Script to run client.</text:p></draw:text-box></draw:frame></text:p>
      <text:p text:style-name="Text_20_body"><draw:frame draw:style-name="fr1" draw:name="Frame9" text:anchor-type="as-char" svg:width="6.6925in" style:rel-width="100%" draw:z-index="7"><draw:text-box fo:min-height="0.1965in"><text:p text:style-name="C_5f_Code">@echo off</text:p><text:p text:style-name="C_5f_Code"/><text:p text:style-name="C_5f_Code">setlocal </text:p><text:p text:style-name="C_5f_Code"/><text:p text:style-name="C_5f_Code">if "%CELTIX_HOME%" == "" (</text:p><text:p text:style-name="C_5f_Code"><text:tab/>echo You must set environment variable CELTIX_HOME to run this script.</text:p><text:p text:style-name="C_5f_Code"><text:tab/>goto :eof</text:p><text:p text:style-name="C_5f_Code">)</text:p><text:p text:style-name="C_5f_Code"/><text:p text:style-name="C_5f_Code">set BASE_DIR=%~dp0</text:p><text:p text:style-name="C_5f_Code"/><text:p text:style-name="C_5f_Code">set CELTIX_JAR=%CELTIX_HOME%\lib\celtix.jar</text:p><text:p text:style-name="C_5f_Code">if not exist %CELTIX_JAR% (</text:p><text:p text:style-name="C_5f_Code"><text:tab/>REM Assume it's a source (rather than a binary) distribution of Celtix</text:p><text:p text:style-name="C_5f_Code"><text:tab/>set CELTIX_JAR=%CELTIX_HOME%\build\lib\celtix.jar</text:p><text:p text:style-name="C_5f_Code">)</text:p><text:p text:style-name="C_5f_Code"/><text:p text:style-name="C_5f_Code">set CLASSPATH=%BASE_DIR%\build\classes;%CELTIX_JAR%;%CELTIX_HOME%\etc;%CLASSPATH%</text:p><text:p text:style-name="C_5f_Code"/><text:p text:style-name="C_5f_Code">set JVM_ARGS=-Djava.util.logging.config.file=%CELTIX_HOME%/etc/logging.properties</text:p><text:p text:style-name="C_5f_Code"/><text:p text:style-name="C_5f_Code">java %JVM_ARGS% helloworld.Server %*</text:p><text:p text:style-name="CodeSnap">CodeSnap <text:sequence text:ref-name="refCodeSnap8" text:name="CodeSnap" text:formula="ooow:CodeSnap+1" style:num-format="1">9</text:sequence>: Script to run server.</text:p></draw:text-box></draw:frame></text:p>
      <text:h text:style-name="SS_5f_Subsection" text:outline-level="2">Running Celtix applications using Ant</text:h>
      <text:p text:style-name="N_5f_Normal">You can also run Celtix using targets from an Ant build file. The Ant targets shown in <text:sequence-ref text:reference-format="category-and-value" text:ref-name="refCodeSnap1">CodeSnap 2</text:sequence-ref> show how a generic <text:span text:style-name="Code_20_in_20_Text">-run.celtix</text:span> target can be reused for targets start the Hello World client and server. With these rules in place, you can now start the client and server using:</text:p>
      <text:p text:style-name="C_5f_Code"><text:span text:style-name="User_20_Entry">ant helloworld.Client</text:span></text:p>
      <text:p text:style-name="C_5f_Code"><text:span text:style-name="User_20_Entry">ant helloworld.Serv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Courier New3" svg:font-family="'Courier New'"/>
    <style:font-face style:name="Tahoma1" svg:font-family="Tahoma"/>
    <style:font-face style:name="Courier New2" svg:font-family="'Courier New'" style:font-family-generic="modern" style:font-pitch="fixed"/>
    <style:font-face style:name="Courier New4" svg:font-family="'Courier New'" style:font-adornments="Bold"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05in" fo:margin-bottom="0.05in" style:shadow="none"/>
      <style:text-properties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paragraph-properties fo:margin-top="0.2in" fo:margin-bottom="0.05in" fo:padding="0in" fo:border-left="none" fo:border-right="none" fo:border-top="none" fo:border-bottom="0.0138in solid #9999cc" style:shadow="none"/>
      <style:text-properties fo:color="#cc6633"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padding="0in" fo:border-left="none" fo:border-right="none" fo:border-top="none" fo:border-bottom="0.0071in solid #9999cc" style:shadow="none"/>
      <style:text-properties fo:color="#cc6633"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Addressee"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fo:padding="0in" fo:border-left="none" fo:border-right="none" fo:border-top="none" fo:border-bottom="0.0138in solid #9999cc" style:shadow="none" text:number-lines="false" text:line-number="0"/>
      <style:text-properties fo:color="#cc663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Heading_20_1" style:class="chapter">
      <style:paragraph-properties fo:text-align="center" style:justify-single-word="false" style:register-true="true" fo:background-color="transparent" fo:padding="0in" fo:border-left="none" fo:border-right="none" fo:border-top="none" fo:border-bottom="0.0346in solid #9999cc" style:shadow="none">
        <style:tab-stops/>
        <style:background-image/>
      </style:paragraph-properties>
      <style:text-properties fo:color="#cc663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_5f_Code" style:display-name="C_Code" style:family="paragraph" style:parent-style-name="Text_20_body_20_indent" style:class="text">
      <style:paragraph-properties fo:margin-left="0.252in" fo:margin-right="0.252in" fo:margin-top="0in" fo:margin-bottom="0in" fo:keep-together="always" fo:text-indent="0in" style:auto-text-indent="false" fo:background-color="#e6e6e6" fo:padding="0.0201in" fo:border="0.0008in solid #000000" style:shadow="none" style:join-border="true">
        <style:tab-stops/>
        <style:background-image/>
      </style:paragraph-properties>
      <style:text-properties fo:color="#800000" style:font-name="Courier New" fo:font-size="9pt"/>
    </style:style>
    <style:style style:name="HC_5f_HeadingChapter" style:display-name="HC_HeadingChapter" style:family="paragraph" style:parent-style-name="Title"/>
    <style:style style:name="S_5f_Section" style:display-name="S_Section" style:family="paragraph" style:parent-style-name="Heading_20_1" style:next-style-name="N_5f_Normal" style:default-outline-level="1"/>
    <style:style style:name="SS_5f_Subsection" style:display-name="SS_Subsection" style:family="paragraph" style:parent-style-name="Heading_20_2" style:next-style-name="N_5f_Normal" style:default-outline-level="2"/>
    <style:style style:name="N_5f_Normal" style:display-name="N_Normal" style:family="paragraph" style:parent-style-name="Text_20_body"/>
    <style:style style:name="LC_5f_ListContinue" style:display-name="LC_ListContinue" style:family="paragraph" style:parent-style-name="Text_20_body_20_indent">
      <style:paragraph-properties fo:margin-left="0.1965in" fo:margin-right="0in" fo:text-indent="0in" style:auto-text-indent="false"/>
    </style:style>
    <style:style style:name="LCI_5f_ListContinueIndent" style:display-name="LCI_ListContinueIndent" style:family="paragraph" style:parent-style-name="LC_5f_ListContinue">
      <style:paragraph-properties fo:margin-left="0.3937in" fo:margin-right="0in" fo:text-indent="0in" style:auto-text-indent="false" text:number-lines="false" text:line-number="0"/>
    </style:style>
    <style:style style:name="LN_5f_ListNumber" style:display-name="LN_ListNumber" style:family="paragraph" style:parent-style-name="Text_20_body"/>
    <style:style style:name="LNF_5f_ListNumberFirst" style:display-name="LNF_ListNumberFirst" style:family="paragraph" style:parent-style-name="Numbering_20_1" style:next-style-name="LN_5f_ListNumber">
      <style:paragraph-properties fo:margin-left="0in" fo:margin-right="0in" fo:margin-top="0.0516in" fo:margin-bottom="0.0516in" fo:text-indent="0in" style:auto-text-indent="false" text:number-lines="true" text:line-number="1"/>
    </style:style>
    <style:style style:name="LB_5f_ListBullet" style:display-name="LB_ListBullet" style:family="paragraph" style:parent-style-name="Text_20_body">
      <style:paragraph-properties fo:margin-left="0in" fo:margin-right="0in" fo:text-indent="0in" style:auto-text-indent="false"/>
    </style:style>
    <style:style style:name="LBI_5f_ListBulletIndent" style:display-name="LBI_ListBulletIndent" style:family="paragraph" style:parent-style-name="List_20_2">
      <style:paragraph-properties fo:margin-left="0.1965in" fo:margin-right="0in" fo:margin-top="0.0516in" fo:margin-bottom="0.0516in" fo:text-indent="0in" style:auto-text-indent="false"/>
    </style:style>
    <style:style style:name="LNIF_5f_ListNumberIndentFirst" style:display-name="LNIF_ListNumberIndentFirst" style:family="paragraph" style:parent-style-name="Numbering_20_2" style:next-style-name="LNI_5f_ListNumberIndent">
      <style:paragraph-properties fo:margin-left="0.1965in" fo:margin-right="0in" fo:margin-top="0.0516in" fo:margin-bottom="0.0516in" fo:text-indent="0in" style:auto-text-indent="false" text:number-lines="true" text:line-number="1"/>
    </style:style>
    <style:style style:name="LNI_5f_ListNumberIndent" style:display-name="LNI_ListNumberIndent" style:family="paragraph" style:parent-style-name="Numbering_20_2">
      <style:paragraph-properties fo:margin-left="0.1965in" fo:margin-right="0in" fo:margin-top="0.0516in" fo:margin-bottom="0.0516in" fo:text-indent="0in" style:auto-text-indent="false" text:number-lines="true" text:line-number="0"/>
    </style:style>
    <style:style style:name="CodeSnap"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parent-style-name="Code_20_in_20_Text">
      <style:text-properties style:font-name="Courier New2" fo:font-weight="bold" style:font-name-asian="Courier New2" style:font-name-complex="Courier New2"/>
    </style:style>
    <style:style style:name="Teletype" style:family="text">
      <style:text-properties style:font-name="Courier New2" style:font-name-asian="Courier New2" style:font-name-complex="Courier New2"/>
    </style:style>
    <style:style style:name="Code_20_in_20_Text" style:display-name="Code in Text" style:family="text">
      <style:text-properties fo:color="#800000" style:font-name="Courier New2" fo:font-size="9pt" fo:letter-spacing="normal" fo:background-color="transparent"/>
    </style:style>
    <style:style style:name="Code_20_Emphasis" style:display-name="Code Emphasis" style:family="text" style:parent-style-name="Code_20_in_20_Text">
      <style:text-properties style:font-name="Courier New1" fo:font-size="9pt" fo:font-style="italic" fo:font-weight="normal" fo:background-color="transparent" style:font-name-asian="Arial Unicode MS" style:font-size-asian="14pt" style:font-style-asian="italic" style:font-weight-asian="bold" style:font-name-complex="Tahoma" style:font-size-complex="14pt" style:font-style-complex="italic" style:font-weight-complex="bold"/>
    </style:style>
    <style:style style:name="GUI" style:family="text">
      <style:text-properties fo:font-size="10pt" fo:font-weight="bold"/>
    </style:style>
    <style:style style:name="UserInput" style:family="text" style:parent-style-name="User_20_Entry">
      <style:text-properties fo:color="#800000" style:font-name="Courier New4" fo:font-size="9pt" fo:font-weight="bold" style:font-name-asian="Arial Unicode MS" style:font-size-asian="16pt" style:font-weight-asian="bold" style:font-name-complex="Tahoma" style:font-size-complex="16pt"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style:num-suffix="." style:num-format="i">
        <style:list-level-properties text:min-label-width="0.1965in"/>
      </text:list-level-style-number>
      <text:list-level-style-number text:level="2" style:num-suffix="." style:num-format="i" text:start-value="2">
        <style:list-level-properties text:space-before="0.1965in" text:min-label-width="0.1965in"/>
      </text:list-level-style-number>
      <text:list-level-style-number text:level="3" style:num-suffix="." style:num-format="i" text:start-value="3">
        <style:list-level-properties text:space-before="0.3929in" text:min-label-width="0.3937in"/>
      </text:list-level-style-number>
      <text:list-level-style-number text:level="4" style:num-suffix="." style:num-format="i" text:start-value="4">
        <style:list-level-properties text:space-before="0.7866in" text:min-label-width="0.4925in"/>
      </text:list-level-style-number>
      <text:list-level-style-number text:level="5" style:num-suffix="." style:num-format="i" text:start-value="5">
        <style:list-level-properties text:space-before="1.2791in" text:min-label-width="0.5902in"/>
      </text:list-level-style-number>
      <text:list-level-style-number text:level="6" style:num-suffix="." style:num-format="i" text:start-value="6">
        <style:list-level-properties text:space-before="1.8693in" text:min-label-width="0.7091in"/>
      </text:list-level-style-number>
      <text:list-level-style-number text:level="7" style:num-suffix="." style:num-format="i" text:start-value="7">
        <style:list-level-properties text:space-before="2.5783in" text:min-label-width="0.9055in"/>
      </text:list-level-style-number>
      <text:list-level-style-number text:level="8" style:num-suffix="." style:num-format="i" text:start-value="8">
        <style:list-level-properties text:space-before="3.4839in" text:min-label-width="1.0236in"/>
      </text:list-level-style-number>
      <text:list-level-style-number text:level="9" style:num-suffix="." style:num-format="i" text:start-value="9">
        <style:list-level-properties text:space-before="4.5075in" text:min-label-width="1.1028in"/>
      </text:list-level-style-number>
      <text:list-level-style-number text:level="10" style:num-suffix="." style:num-format="i"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2in"/>
        <style:text-properties style:font-name="StarSymbol"/>
      </text:list-level-style-bullet>
      <text:list-level-style-bullet text:level="2" text:style-name="Numbering_20_Symbols" text:bullet-char="•">
        <style:list-level-properties text:space-before="0.1575in" text:min-label-width="0.2in"/>
        <style:text-properties style:font-name="StarSymbol"/>
      </text:list-level-style-bullet>
      <text:list-level-style-bullet text:level="3" text:style-name="Numbering_20_Symbols" text:bullet-char="•">
        <style:list-level-properties text:space-before="0.3146in" text:min-label-width="0.2in"/>
        <style:text-properties style:font-name="StarSymbol"/>
      </text:list-level-style-bullet>
      <text:list-level-style-bullet text:level="4" text:style-name="Numbering_20_Symbols" text:bullet-char="•">
        <style:list-level-properties text:space-before="0.472in" text:min-label-width="0.2in"/>
        <style:text-properties style:font-name="StarSymbol"/>
      </text:list-level-style-bullet>
      <text:list-level-style-bullet text:level="5" text:style-name="Numbering_20_Symbols" text:bullet-char="•">
        <style:list-level-properties text:space-before="0.6299in" text:min-label-width="0.2in"/>
        <style:text-properties style:font-name="StarSymbol"/>
      </text:list-level-style-bullet>
      <text:list-level-style-bullet text:level="6" text:style-name="Numbering_20_Symbols" text:bullet-char="•">
        <style:list-level-properties text:space-before="0.7874in" text:min-label-width="0.2in"/>
        <style:text-properties style:font-name="StarSymbol"/>
      </text:list-level-style-bullet>
      <text:list-level-style-bullet text:level="7" text:style-name="Numbering_20_Symbols" text:bullet-char="•">
        <style:list-level-properties text:space-before="0.9445in" text:min-label-width="0.2in"/>
        <style:text-properties style:font-name="StarSymbol"/>
      </text:list-level-style-bullet>
      <text:list-level-style-bullet text:level="8" text:style-name="Numbering_20_Symbols" text:bullet-char="•">
        <style:list-level-properties text:space-before="1.102in" text:min-label-width="0.2in"/>
        <style:text-properties style:font-name="StarSymbol"/>
      </text:list-level-style-bullet>
      <text:list-level-style-bullet text:level="9" text:style-name="Numbering_20_Symbols" text:bullet-char="•">
        <style:list-level-properties text:space-before="1.2598in" text:min-label-width="0.2in"/>
        <style:text-properties style:font-name="StarSymbol"/>
      </text:list-level-style-bullet>
      <text:list-level-style-bullet text:level="10" text:style-name="Numbering_20_Symbols" text:bullet-char="•">
        <style:list-level-properties text:space-before="1.4173in" text:min-label-width="0.2in"/>
        <style:text-properties style:font-name="StarSymbol"/>
      </text:list-level-style-bullet>
    </text:list-style>
    <text:list-style style:name="List_20_2" style:display-name="List 2">
      <text:list-level-style-bullet text:level="1" text:style-name="Numbering_20_Symbols" text:bullet-char="–">
        <style:list-level-properties text:min-label-width="0.1965in"/>
        <style:text-properties style:font-name="StarSymbol"/>
      </text:list-level-style-bullet>
      <text:list-level-style-bullet text:level="2" text:style-name="Numbering_20_Symbols" text:bullet-char="–">
        <style:list-level-properties text:space-before="0.1181in" text:min-label-width="0.15in"/>
        <style:text-properties style:font-name="StarSymbol"/>
      </text:list-level-style-bullet>
      <text:list-level-style-bullet text:level="3" text:style-name="Numbering_20_Symbols" text:bullet-char="–">
        <style:list-level-properties text:space-before="0.2362in" text:min-label-width="0.15in"/>
        <style:text-properties style:font-name="StarSymbol"/>
      </text:list-level-style-bullet>
      <text:list-level-style-bullet text:level="4" text:style-name="Numbering_20_Symbols" text:bullet-char="–">
        <style:list-level-properties text:space-before="0.3543in" text:min-label-width="0.15in"/>
        <style:text-properties style:font-name="StarSymbol"/>
      </text:list-level-style-bullet>
      <text:list-level-style-bullet text:level="5" text:style-name="Numbering_20_Symbols" text:bullet-char="–">
        <style:list-level-properties text:space-before="0.472in" text:min-label-width="0.15in"/>
        <style:text-properties style:font-name="StarSymbol"/>
      </text:list-level-style-bullet>
      <text:list-level-style-bullet text:level="6" text:style-name="Numbering_20_Symbols" text:bullet-char="–">
        <style:list-level-properties text:space-before="0.5902in" text:min-label-width="0.15in"/>
        <style:text-properties style:font-name="StarSymbol"/>
      </text:list-level-style-bullet>
      <text:list-level-style-bullet text:level="7" text:style-name="Numbering_20_Symbols" text:bullet-char="–">
        <style:list-level-properties text:space-before="0.7091in" text:min-label-width="0.15in"/>
        <style:text-properties style:font-name="StarSymbol"/>
      </text:list-level-style-bullet>
      <text:list-level-style-bullet text:level="8" text:style-name="Numbering_20_Symbols" text:bullet-char="–">
        <style:list-level-properties text:space-before="0.8272in" text:min-label-width="0.15in"/>
        <style:text-properties style:font-name="StarSymbol"/>
      </text:list-level-style-bullet>
      <text:list-level-style-bullet text:level="9" text:style-name="Numbering_20_Symbols" text:bullet-char="–">
        <style:list-level-properties text:space-before="0.9453in" text:min-label-width="0.15in"/>
        <style:text-properties style:font-name="StarSymbol"/>
      </text:list-level-style-bullet>
      <text:list-level-style-bullet text:level="10" text:style-name="Numbering_20_Symbols" text:bullet-char="–">
        <style:list-level-properties text:space-before="1.0634in" text:min-label-width="0.1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5-11-16T17:59:27</meta:creation-date>
    <dc:creator>Eric Johnson</dc:creator>
    <dc:date>2005-12-12T16:14:44</dc:date>
    <dc:language>en-US</dc:language>
    <meta:editing-cycles>175</meta:editing-cycles>
    <meta:editing-duration>P1DT4H52M49S</meta:editing-duration>
    <meta:user-defined meta:name="Info 1"/>
    <meta:user-defined meta:name="Info 2"/>
    <meta:user-defined meta:name="Info 3"/>
    <meta:user-defined meta:name="Info 4"/>
    <meta:document-statistic meta:table-count="0" meta:image-count="0" meta:object-count="0" meta:page-count="9" meta:paragraph-count="324" meta:word-count="2636" meta:character-count="18207"/>
  </office:meta>
</office:document-meta>
</file>

<file path=Basic/Standard/Celtix.xml><?xml version="1.0" encoding="utf-8"?>
<!DOCTYPE module  PUBLIC '-//OpenOffice.org//DTD OfficeDocument 1.0//EN'  'module.dtd'>
<script:module xmlns:script="http://openoffice.org/2000/script" script:name="Celtix" script:language="StarBasic">REM  *****  BASIC  *****

Sub Main

End Sub


sub Insert_List_Bullet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I_ListBulletIndent"
args3(1).Name = "Family"
args3(1).Value = 2

dispatcher.executeDispatch(document, ".uno:StyleApply", "", 0, args3())

rem ----------------------------------------------------------------------
dim args4(0) as new com.sun.star.beans.PropertyValue
args4(0).Name = "NumRule"
args4(0).Value = "List 2"

dispatcher.executeDispatch(document, ".uno:NumRule", "", 0, args4())


end sub


sub Insert_List_Number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F_ListNumberFirst"
args3(1).Name = "Family"
args3(1).Value = 2

dispatcher.executeDispatch(document, ".uno:StyleApply", "", 0, args3())

rem ----------------------------------------------------------------------
dim args4(0) as new com.sun.star.beans.PropertyValue
args4(0).Name = "NumRule"
args4(0).Value = "Numbering 1"

dispatcher.executeDispatch(document, ".uno:NumRule", "", 0, args4())

rem ----------------------------------------------------------------------
dim args5(1) as new com.sun.star.beans.PropertyValue
args5(0).Name = "LineNumber.CountLines"
args5(0).Value = true
args5(1).Name = "LineNumber.StartValue"
args5(1).Value = 0

dispatcher.executeDispatch(document, ".uno:LineNumber", "", 0, args5())

rem ----------------------------------------------------------------------
dim args6(0) as new com.sun.star.beans.PropertyValue
args6(0).Name = "NumberingStart"
args6(0).Value = true

dispatcher.executeDispatch(document, ".uno:NumberingStart", "", 0, args6())

rem ----------------------------------------------------------------------
dim args7(0) as new com.sun.star.beans.PropertyValue
args7(0).Name = "NumNewStartAt"
args7(0).Value = 1

dispatcher.executeDispatch(document, ".uno:NumNewStartAt", "", 0, args7())


end sub


sub Insert_List_Number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IF_ListNumberIndentFirst"
args3(1).Name = "Family"
args3(1).Value = 2

dispatcher.executeDispatch(document, ".uno:StyleApply", "", 0, args3())

rem ----------------------------------------------------------------------
dim args4(0) as new com.sun.star.beans.PropertyValue
args4(0).Name = "NumRule"
args4(0).Value = "Numbering 2"

dispatcher.executeDispatch(document, ".uno:NumRule", "", 0, args4())

rem ----------------------------------------------------------------------
dim args5(0) as new com.sun.star.beans.PropertyValue
args5(0).Name = "NumberingStart"
args5(0).Value = true

dispatcher.executeDispatch(document, ".uno:NumberingStart", "", 0, args5())

rem ----------------------------------------------------------------------
dim args6(0) as new com.sun.star.beans.PropertyValue
args6(0).Name = "NumNewStartAt"
args6(0).Value = 1

dispatcher.executeDispatch(document, ".uno:NumNewStartAt", "", 0, args6())


end sub


sub Insert_List_Continue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_ListContinue"
args3(1).Name = "Family"
args3(1).Value = 2

dispatcher.executeDispatch(document, ".uno:StyleApply", "", 0, args3())

rem ----------------------------------------------------------------------
dim args4(0) as new com.sun.star.beans.PropertyValue
args4(0).Name = "NumRule"
args4(0).Value = ""

dispatcher.executeDispatch(document, ".uno:NumRule", "", 0, args4())


end sub


sub Insert_List_Continue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I_ListContinueIndent"
args3(1).Name = "Family"
args3(1).Value = 2

dispatcher.executeDispatch(document, ".uno:StyleApply", "", 0, args3())

rem ----------------------------------------------------------------------
dim args4(0) as new com.sun.star.beans.PropertyValue
args4(0).Name = "NumRule"
args4(0).Value = ""

dispatcher.executeDispatch(document, ".uno:NumRule", "", 0, args4())


end sub

sub Insert_List_Bulle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_ListBullet"
args3(1).Name = "Family"
args3(1).Value = 2

dispatcher.executeDispatch(document, ".uno:StyleApply", "", 0, args3())

rem ----------------------------------------------------------------------
dim args4(0) as new com.sun.star.beans.PropertyValue
args4(0).Name = "NumRule"
args4(0).Value = "List 1"

dispatcher.executeDispatch(document, ".uno:NumRule", "", 0, args4())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eltix"/>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